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in"/>
    </style:style>
    <style:style style:name="ro3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Heading">
      <style:table-cell-properties fo:border="0.0008in solid #000000"/>
      <style:paragraph-properties fo:margin-left="0in"/>
    </style:style>
    <style:style style:name="ce2" style:family="table-cell" style:parent-style-name="Heading1">
      <style:table-cell-properties fo:border="0.0008in solid #000000"/>
      <style:paragraph-properties fo:margin-left="0in"/>
    </style:style>
    <style:style style:name="ce3" style:family="table-cell" style:parent-style-name="Nominal_20_size">
      <style:table-cell-properties fo:border="0.0008in solid #000000"/>
    </style:style>
    <style:style style:name="ce4" style:family="table-cell" style:parent-style-name="Nominal_20_size">
      <style:table-cell-properties fo:background-color="#f0fff0" fo:border="0.0008in solid #000000"/>
    </style:style>
    <style:style style:name="ce5" style:family="table-cell" style:parent-style-name="Nominal_20_size">
      <style:table-cell-properties fo:background-color="#ffffcc" fo:border="0.0008in solid #000000"/>
    </style:style>
    <style:style style:name="ce6" style:family="table-cell" style:parent-style-name="Nominal_20_size">
      <style:table-cell-properties fo:background-color="#f6eaff" fo:border="0.0008in solid #000000"/>
    </style:style>
    <style:style style:name="ce7" style:family="table-cell" style:parent-style-name="Nominal_20_size">
      <style:table-cell-properties fo:background-color="#fff0bd" fo:border="0.0008in solid #000000"/>
    </style:style>
    <style:style style:name="ce8" style:family="table-cell" style:parent-style-name="Nominal_20_size">
      <style:table-cell-properties fo:background-color="#f0f0ff" fo:border="0.0008in solid #000000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ackground-color="#f0fff0" fo:border="0.0008in solid #000000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ackground-color="#f6eaff" fo:border="0.0008in solid #000000"/>
    </style:style>
    <style:style style:name="ce13" style:family="table-cell" style:parent-style-name="Default">
      <style:table-cell-properties fo:background-color="#fff0bd" fo:border="0.0008in solid #000000"/>
    </style:style>
    <style:style style:name="ce14" style:family="table-cell" style:parent-style-name="Default">
      <style:table-cell-properties fo:background-color="#f0f0ff" fo:border="0.0008in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OD">
      <style:paragraph-properties fo:margin-left="0in"/>
    </style:style>
    <style:style style:name="ce17" style:family="table-cell" style:parent-style-name="OD">
      <style:table-cell-properties fo:border="0.0008in solid #000000"/>
    </style:style>
    <style:style style:name="ce18" style:family="table-cell" style:parent-style-name="OD">
      <style:table-cell-properties fo:background-color="#f0fff0" fo:border="0.0008in solid #000000"/>
    </style:style>
    <style:style style:name="ce19" style:family="table-cell" style:parent-style-name="OD">
      <style:table-cell-properties fo:background-color="#ffffcc" fo:border="0.0008in solid #000000"/>
    </style:style>
    <style:style style:name="ce20" style:family="table-cell" style:parent-style-name="OD">
      <style:table-cell-properties fo:background-color="#f6eaff" fo:border="0.0008in solid #000000"/>
    </style:style>
    <style:style style:name="ce21" style:family="table-cell" style:parent-style-name="OD">
      <style:table-cell-properties fo:background-color="#fff0bd" fo:border="0.0008in solid #000000"/>
    </style:style>
    <style:style style:name="ce22" style:family="table-cell" style:parent-style-name="OD">
      <style:table-cell-properties fo:background-color="#f0f0ff" fo:border="0.0008in solid #000000"/>
    </style:style>
    <style:style style:name="ce23" style:family="table-cell" style:parent-style-name="OD" style:data-style-name="N2">
      <style:table-cell-properties fo:border="0.0008in solid #000000"/>
    </style:style>
    <style:style style:name="ce24" style:family="table-cell" style:parent-style-name="mm">
      <style:table-cell-properties fo:border="0.0008in solid #000000"/>
    </style:style>
    <style:style style:name="ce25" style:family="table-cell" style:parent-style-name="mm">
      <style:table-cell-properties fo:background-color="#f0fff0" fo:border="0.0008in solid #000000"/>
    </style:style>
    <style:style style:name="ce26" style:family="table-cell" style:parent-style-name="mm">
      <style:table-cell-properties fo:background-color="#ffffcc" fo:border="0.0008in solid #000000"/>
    </style:style>
    <style:style style:name="ce27" style:family="table-cell" style:parent-style-name="mm">
      <style:table-cell-properties fo:background-color="#f6eaff" fo:border="0.0008in solid #000000"/>
    </style:style>
    <style:style style:name="ce28" style:family="table-cell" style:parent-style-name="mm">
      <style:table-cell-properties fo:background-color="#fff0bd" fo:border="0.0008in solid #000000"/>
    </style:style>
    <style:style style:name="ce29" style:family="table-cell" style:parent-style-name="mm">
      <style:table-cell-properties fo:background-color="#f0f0ff" fo:border="0.0008in solid #000000"/>
    </style:style>
    <style:style style:name="ce30" style:family="table-cell" style:parent-style-name="mm" style:data-style-name="N119">
      <style:table-cell-properties fo:border="0.0008in solid #000000"/>
    </style:style>
    <style:style style:name="ce31" style:family="table-cell" style:parent-style-name="mm" style:data-style-name="N119">
      <style:table-cell-properties fo:border="none"/>
    </style:style>
    <style:style style:name="ce32" style:family="table-cell" style:parent-style-name="Wall">
      <style:paragraph-properties fo:margin-left="0in"/>
    </style:style>
    <style:style style:name="ce33" style:family="table-cell" style:parent-style-name="Wall">
      <style:table-cell-properties fo:border="0.0008in solid #000000"/>
    </style:style>
    <style:style style:name="ce34" style:family="table-cell" style:parent-style-name="Wall">
      <style:table-cell-properties fo:background-color="#f0fff0" fo:border="0.0008in solid #000000"/>
    </style:style>
    <style:style style:name="ce35" style:family="table-cell" style:parent-style-name="Wall">
      <style:table-cell-properties fo:background-color="#ffffcc" fo:border="0.0008in solid #000000"/>
    </style:style>
    <style:style style:name="ce36" style:family="table-cell" style:parent-style-name="Wall">
      <style:table-cell-properties fo:background-color="#f6eaff" fo:border="0.0008in solid #000000"/>
    </style:style>
    <style:style style:name="ce37" style:family="table-cell" style:parent-style-name="Wall">
      <style:table-cell-properties fo:background-color="#fff0bd" fo:border="0.0008in solid #000000"/>
    </style:style>
    <style:style style:name="ce38" style:family="table-cell" style:parent-style-name="Wall">
      <style:table-cell-properties fo:background-color="#f0f0ff" fo:border="0.0008in solid #000000"/>
    </style:style>
    <style:style style:name="ce39" style:family="table-cell" style:parent-style-name="mm">
      <style:table-cell-properties fo:border="none"/>
    </style:style>
    <style:style style:name="ce40" style:family="table-cell" style:parent-style-name="ID">
      <style:paragraph-properties fo:margin-left="0in"/>
    </style:style>
    <style:style style:name="ce41" style:family="table-cell" style:parent-style-name="ID">
      <style:table-cell-properties fo:border="0.0008in solid #000000"/>
    </style:style>
    <style:style style:name="ce42" style:family="table-cell" style:parent-style-name="ID">
      <style:table-cell-properties fo:background-color="#f0fff0" fo:border="0.0008in solid #000000"/>
    </style:style>
    <style:style style:name="ce43" style:family="table-cell" style:parent-style-name="ID">
      <style:table-cell-properties fo:background-color="#ffffcc" fo:border="0.0008in solid #000000"/>
    </style:style>
    <style:style style:name="ce44" style:family="table-cell" style:parent-style-name="ID">
      <style:table-cell-properties fo:background-color="#f6eaff" fo:border="0.0008in solid #000000"/>
    </style:style>
    <style:style style:name="ce45" style:family="table-cell" style:parent-style-name="ID">
      <style:table-cell-properties fo:background-color="#fff0bd" fo:border="0.0008in solid #000000"/>
    </style:style>
    <style:style style:name="ce46" style:family="table-cell" style:parent-style-name="ID">
      <style:table-cell-properties fo:background-color="#f0f0ff" fo:border="0.0008in solid #000000"/>
    </style:style>
    <style:style style:name="ce47" style:family="table-cell" style:parent-style-name="ID" style:data-style-name="N2">
      <style:table-cell-properties fo:border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">
      <style:table-cell-properties fo:border="0.0008in solid #000000"/>
    </style:style>
    <style:style style:name="ce50" style:family="table-cell" style:parent-style-name="Default" style:data-style-name="N1">
      <style:table-cell-properties fo:background-color="#f0fff0" fo:border="0.0008in solid #000000"/>
    </style:style>
    <style:style style:name="ce51" style:family="table-cell" style:parent-style-name="Default" style:data-style-name="N1">
      <style:table-cell-properties fo:background-color="#ffffcc" fo:border="0.0008in solid #000000"/>
    </style:style>
    <style:style style:name="ce52" style:family="table-cell" style:parent-style-name="Default" style:data-style-name="N119">
      <style:table-cell-properties fo:background-color="#f6eaff" fo:border="0.0008in solid #000000"/>
    </style:style>
    <style:style style:name="ce53" style:family="table-cell" style:parent-style-name="Default" style:data-style-name="N119">
      <style:table-cell-properties fo:background-color="#fff0bd" fo:border="0.0008in solid #000000"/>
    </style:style>
    <style:style style:name="ce54" style:family="table-cell" style:parent-style-name="Default" style:data-style-name="N119">
      <style:table-cell-properties fo:background-color="#f0f0ff" fo:border="0.0008in solid #000000"/>
    </style:style>
    <style:style style:name="ce55" style:family="table-cell" style:parent-style-name="Default" style:data-style-name="N119">
      <style:table-cell-properties fo:border="0.0008in solid #000000"/>
    </style:style>
    <style:style style:name="ce56" style:family="table-cell" style:parent-style-name="mm" style:data-style-name="N1">
      <style:table-cell-properties fo:border="0.0008in solid #000000"/>
    </style:style>
    <style:style style:name="ce57" style:family="table-cell" style:parent-style-name="mm" style:data-style-name="N1">
      <style:table-cell-properties fo:background-color="#f0fff0" fo:border="0.0008in solid #000000"/>
    </style:style>
    <style:style style:name="ce58" style:family="table-cell" style:parent-style-name="mm" style:data-style-name="N1">
      <style:table-cell-properties fo:background-color="#ffffcc" fo:border="0.0008in solid #000000"/>
    </style:style>
    <style:style style:name="ce59" style:family="table-cell" style:parent-style-name="mm" style:data-style-name="N119">
      <style:table-cell-properties fo:background-color="#f6eaff" fo:border="0.0008in solid #000000"/>
    </style:style>
    <style:style style:name="ce60" style:family="table-cell" style:parent-style-name="mm" style:data-style-name="N119">
      <style:table-cell-properties fo:background-color="#fff0bd" fo:border="0.0008in solid #000000"/>
    </style:style>
    <style:style style:name="ce61" style:family="table-cell" style:parent-style-name="mm" style:data-style-name="N119">
      <style:table-cell-properties fo:background-color="#f0f0ff" fo:border="0.0008in solid #000000"/>
    </style:style>
    <style:style style:name="ce62" style:family="table-cell" style:parent-style-name="Pitch_20_4">
      <style:table-cell-properties fo:background-color="#f0fff0"/>
    </style:style>
    <style:style style:name="ce63" style:family="table-cell" style:parent-style-name="Pitch_20_4">
      <style:table-cell-properties fo:background-color="#ffffcc"/>
    </style:style>
    <style:style style:name="ce64" style:family="table-cell" style:parent-style-name="Pitch_20_3">
      <style:table-cell-properties fo:background-color="#f6eaff"/>
    </style:style>
    <style:style style:name="ce65" style:family="table-cell" style:parent-style-name="Pitch_20_3">
      <style:table-cell-properties fo:background-color="#fff0bd"/>
    </style:style>
    <style:style style:name="ce66" style:family="table-cell" style:parent-style-name="Pitch_20_3">
      <style:table-cell-properties fo:background-color="#f0f0ff"/>
    </style:style>
    <style:style style:name="ce67" style:family="table-cell" style:parent-style-name="mm" style:data-style-name="N117">
      <style:table-cell-properties fo:border="0.0008in solid #000000"/>
    </style:style>
    <style:style style:name="ce68" style:family="table-cell" style:parent-style-name="PD">
      <style:table-cell-properties fo:background-color="#f0fff0"/>
    </style:style>
    <style:style style:name="ce69" style:family="table-cell" style:parent-style-name="PD">
      <style:table-cell-properties fo:background-color="#ffffcc"/>
    </style:style>
    <style:style style:name="ce70" style:family="table-cell" style:parent-style-name="PD">
      <style:table-cell-properties fo:background-color="#f6eaff"/>
    </style:style>
    <style:style style:name="ce71" style:family="table-cell" style:parent-style-name="PD">
      <style:table-cell-properties fo:background-color="#fff0bd"/>
    </style:style>
    <style:style style:name="ce72" style:family="table-cell" style:parent-style-name="PD">
      <style:table-cell-properties fo:background-color="#f0f0ff"/>
    </style:style>
    <style:style style:name="ce73" style:family="table-cell" style:parent-style-name="Default">
      <style:paragraph-properties fo:margin-left="0in"/>
    </style:style>
    <style:style style:name="ce74" style:family="table-cell" style:parent-style-name="Default">
      <style:table-cell-properties fo:border="none"/>
      <style:paragraph-properties fo:margin-left="0in"/>
    </style:style>
    <style:style style:name="ce75" style:family="table-cell" style:parent-style-name="Heading">
      <style:paragraph-properties fo:margin-left="0in"/>
    </style:style>
    <style:style style:name="ce76" style:family="table-cell" style:parent-style-name="Heading1"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Nominal_20_size"/>
        <table:table-column table:style-name="co2" table:default-cell-style-name="OD"/>
        <table:table-column table:style-name="co2" table:default-cell-style-name="Wall"/>
        <table:table-column table:style-name="co2" table:default-cell-style-name="ID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009" table:default-cell-style-name="Default"/>
        <table:table-row table:style-name="ro2">
          <table:table-cell table:style-name="Title" office:value-type="string" table:number-columns-spanned="13" table:number-rows-spanned="1">
            <text:p>US pipe sizes in inches</text:p>
          </table:table-cell>
          <table:covered-table-cell table:style-name="ce16"/>
          <table:covered-table-cell table:style-name="ce32"/>
          <table:covered-table-cell table:style-name="ce40"/>
          <table:covered-table-cell table:style-name="ce48"/>
          <table:covered-table-cell table:style-name="ce48"/>
          <table:covered-table-cell table:style-name="Title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73" table:number-columns-repeated="70"/>
          <table:table-cell table:style-name="ce48" table:number-columns-repeated="941"/>
        </table:table-row>
        <table:table-row table:style-name="ro4"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OD</text:p>
          </table:table-cell>
          <table:table-cell table:style-name="ce1" office:value-type="string" table:number-columns-spanned="2" table:number-rows-spanned="1">
            <text:p>Steel, sch. 40</text:p>
          </table:table-cell>
          <table:covered-table-cell table:style-name="ce1"/>
          <table:table-cell table:style-name="ce1" office:value-type="string" table:number-columns-spanned="2" table:number-rows-spanned="1">
            <text:p>PVC, sch. 40</text:p>
          </table:table-cell>
          <table:covered-table-cell table:style-name="ce1"/>
          <table:table-cell table:style-name="ce1" office:value-type="string" table:number-columns-spanned="2" table:number-rows-spanned="1">
            <text:p>PVC, sch. 80</text:p>
          </table:table-cell>
          <table:covered-table-cell table:style-name="ce1"/>
          <table:table-cell table:style-name="ce1" office:value-type="string" table:number-columns-spanned="2" table:number-rows-spanned="1">
            <text:p>PVC, class 200</text:p>
          </table:table-cell>
          <table:covered-table-cell table:style-name="ce1"/>
          <table:table-cell table:style-name="ce1" office:value-type="string" table:number-columns-spanned="3" table:number-rows-spanned="1">
            <text:p>Pipe threads, sch. 40 steel</text:p>
          </table:table-cell>
          <table:covered-table-cell table:style-name="ce1"/>
          <table:covered-table-cell table:style-name="ce1"/>
          <table:table-cell table:style-name="ce74"/>
          <table:table-cell table:style-name="ce73" table:number-columns-repeated="69"/>
          <table:table-cell table:style-name="ce75" table:number-columns-repeated="941"/>
        </table:table-row>
        <table:table-row table:style-name="ro4">
          <table:covered-table-cell table:style-name="ce2"/>
          <table:covered-table-cell table:style-name="ce2"/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pi</text:p>
          </table:table-cell>
          <table:table-cell table:style-name="ce2" office:value-type="string">
            <text:p>Pitch</text:p>
          </table:table-cell>
          <table:table-cell table:style-name="ce2" office:value-type="string">
            <text:p>PD</text:p>
          </table:table-cell>
          <table:table-cell table:style-name="ce74"/>
          <table:table-cell table:style-name="ce73" table:number-columns-repeated="69"/>
          <table:table-cell table:style-name="ce76" table:number-columns-repeated="941"/>
        </table:table-row>
        <table:table-row table:style-name="ro3">
          <table:table-cell table:style-name="ce3" office:value-type="string">
            <text:p>1/8</text:p>
          </table:table-cell>
          <table:table-cell table:style-name="ce17" office:value-type="float" office:value="0.405">
            <text:p>0.405</text:p>
          </table:table-cell>
          <table:table-cell table:style-name="ce33" office:value-type="float" office:value="0.068">
            <text:p>0.068</text:p>
          </table:table-cell>
          <table:table-cell table:style-name="ce41" table:formula="of:=[.$B4]-2*[.C4]" office:value-type="float" office:value="0.269">
            <text:p>0.269</text:p>
          </table:table-cell>
          <table:table-cell table:style-name="ce9" table:number-columns-repeated="6"/>
          <table:table-cell table:style-name="ce49" office:value-type="float" office:value="27">
            <text:p>27</text:p>
          </table:table-cell>
          <table:table-cell table:style-name="Pitch_20_4" table:formula="of:=1/[.K4]" office:value-type="float" office:value="0.037037037037037">
            <text:p>0.0370</text:p>
          </table:table-cell>
          <table:table-cell table:style-name="PD" office:value-type="float" office:value="0.364">
            <text:p>0.364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/4</text:p>
          </table:table-cell>
          <table:table-cell table:style-name="ce17" office:value-type="float" office:value="0.54">
            <text:p>0.540</text:p>
          </table:table-cell>
          <table:table-cell table:style-name="ce33" office:value-type="float" office:value="0.088">
            <text:p>0.088</text:p>
          </table:table-cell>
          <table:table-cell table:style-name="ce41" table:formula="of:=[.$B5]-2*[.C5]" office:value-type="float" office:value="0.364">
            <text:p>0.364</text:p>
          </table:table-cell>
          <table:table-cell table:style-name="ce9" table:number-columns-repeated="6"/>
          <table:table-cell table:style-name="ce49" office:value-type="float" office:value="18">
            <text:p>18</text:p>
          </table:table-cell>
          <table:table-cell table:style-name="Pitch_20_4" table:formula="of:=1/[.K5]" office:value-type="float" office:value="0.0555555555555556">
            <text:p>0.0556</text:p>
          </table:table-cell>
          <table:table-cell table:style-name="PD" office:value-type="float" office:value="0.477">
            <text:p>0.477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3/8</text:p>
          </table:table-cell>
          <table:table-cell table:style-name="ce17" office:value-type="float" office:value="0.675">
            <text:p>0.675</text:p>
          </table:table-cell>
          <table:table-cell table:style-name="ce33" office:value-type="float" office:value="0.091">
            <text:p>0.091</text:p>
          </table:table-cell>
          <table:table-cell table:style-name="ce41" table:formula="of:=[.$B6]-2*[.C6]" office:value-type="float" office:value="0.493">
            <text:p>0.493</text:p>
          </table:table-cell>
          <table:table-cell table:style-name="ce9" table:number-columns-repeated="6"/>
          <table:table-cell table:style-name="ce49" office:value-type="float" office:value="18">
            <text:p>18</text:p>
          </table:table-cell>
          <table:table-cell table:style-name="Pitch_20_4" table:formula="of:=1/[.K6]" office:value-type="float" office:value="0.0555555555555556">
            <text:p>0.0556</text:p>
          </table:table-cell>
          <table:table-cell table:style-name="PD" office:value-type="float" office:value="0.612">
            <text:p>0.612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4" office:value-type="string">
            <text:p>1/2</text:p>
          </table:table-cell>
          <table:table-cell table:style-name="ce18" office:value-type="float" office:value="0.84">
            <text:p>0.840</text:p>
          </table:table-cell>
          <table:table-cell table:style-name="ce34" office:value-type="float" office:value="0.109">
            <text:p>0.109</text:p>
          </table:table-cell>
          <table:table-cell table:style-name="ce42" table:formula="of:=[.$B7]-2*[.C7]" office:value-type="float" office:value="0.622">
            <text:p>0.622</text:p>
          </table:table-cell>
          <table:table-cell table:style-name="ce34" office:value-type="float" office:value="0.109">
            <text:p>0.109</text:p>
          </table:table-cell>
          <table:table-cell table:style-name="ce42" table:formula="of:=[.$B7]-2*[.E7]" office:value-type="float" office:value="0.622">
            <text:p>0.622</text:p>
          </table:table-cell>
          <table:table-cell table:style-name="ce34" office:value-type="float" office:value="0.147">
            <text:p>0.147</text:p>
          </table:table-cell>
          <table:table-cell table:style-name="ce42" table:formula="of:=[.$B7]-2*[.G7]" office:value-type="float" office:value="0.546">
            <text:p>0.546</text:p>
          </table:table-cell>
          <table:table-cell table:style-name="ce34" office:value-type="float" office:value="0.062">
            <text:p>0.062</text:p>
          </table:table-cell>
          <table:table-cell table:style-name="ce42" table:formula="of:=[.$B7]-2*[.I7]" office:value-type="float" office:value="0.716">
            <text:p>0.716</text:p>
          </table:table-cell>
          <table:table-cell table:style-name="ce50" office:value-type="float" office:value="14">
            <text:p>14</text:p>
          </table:table-cell>
          <table:table-cell table:style-name="ce62" table:formula="of:=1/[.K7]" office:value-type="float" office:value="0.0714285714285714">
            <text:p>0.0714</text:p>
          </table:table-cell>
          <table:table-cell table:style-name="ce68" office:value-type="float" office:value="0.758">
            <text:p>0.758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5" office:value-type="string">
            <text:p>3/4</text:p>
          </table:table-cell>
          <table:table-cell table:style-name="ce19" office:value-type="float" office:value="1.05">
            <text:p>1.050</text:p>
          </table:table-cell>
          <table:table-cell table:style-name="ce35" office:value-type="float" office:value="0.113">
            <text:p>0.113</text:p>
          </table:table-cell>
          <table:table-cell table:style-name="ce43" table:formula="of:=[.$B8]-2*[.C8]" office:value-type="float" office:value="0.824">
            <text:p>0.824</text:p>
          </table:table-cell>
          <table:table-cell table:style-name="ce35" office:value-type="float" office:value="0.113">
            <text:p>0.113</text:p>
          </table:table-cell>
          <table:table-cell table:style-name="ce43" table:formula="of:=[.$B8]-2*[.E8]" office:value-type="float" office:value="0.824">
            <text:p>0.824</text:p>
          </table:table-cell>
          <table:table-cell table:style-name="ce35" office:value-type="float" office:value="0.154">
            <text:p>0.154</text:p>
          </table:table-cell>
          <table:table-cell table:style-name="ce43" table:formula="of:=[.$B8]-2*[.G8]" office:value-type="float" office:value="0.742">
            <text:p>0.742</text:p>
          </table:table-cell>
          <table:table-cell table:style-name="ce35" office:value-type="float" office:value="0.06">
            <text:p>0.060</text:p>
          </table:table-cell>
          <table:table-cell table:style-name="ce43" table:formula="of:=[.$B8]-2*[.I8]" office:value-type="float" office:value="0.93">
            <text:p>0.930</text:p>
          </table:table-cell>
          <table:table-cell table:style-name="ce51" office:value-type="float" office:value="14">
            <text:p>14</text:p>
          </table:table-cell>
          <table:table-cell table:style-name="ce63" table:formula="of:=1/[.K8]" office:value-type="float" office:value="0.0714285714285714">
            <text:p>0.0714</text:p>
          </table:table-cell>
          <table:table-cell table:style-name="ce69" office:value-type="float" office:value="0.968">
            <text:p>0.968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6" office:value-type="string">
            <text:p>1</text:p>
          </table:table-cell>
          <table:table-cell table:style-name="ce20" office:value-type="float" office:value="1.315">
            <text:p>1.315</text:p>
          </table:table-cell>
          <table:table-cell table:style-name="ce36" office:value-type="float" office:value="0.133">
            <text:p>0.133</text:p>
          </table:table-cell>
          <table:table-cell table:style-name="ce44" table:formula="of:=[.$B9]-2*[.C9]" office:value-type="float" office:value="1.049">
            <text:p>1.049</text:p>
          </table:table-cell>
          <table:table-cell table:style-name="ce36" office:value-type="float" office:value="0.133">
            <text:p>0.133</text:p>
          </table:table-cell>
          <table:table-cell table:style-name="ce44" table:formula="of:=[.$B9]-2*[.E9]" office:value-type="float" office:value="1.049">
            <text:p>1.049</text:p>
          </table:table-cell>
          <table:table-cell table:style-name="ce36" office:value-type="float" office:value="0.179">
            <text:p>0.179</text:p>
          </table:table-cell>
          <table:table-cell table:style-name="ce44" table:formula="of:=[.$B9]-2*[.G9]" office:value-type="float" office:value="0.957">
            <text:p>0.957</text:p>
          </table:table-cell>
          <table:table-cell table:style-name="ce36" office:value-type="float" office:value="0.063">
            <text:p>0.063</text:p>
          </table:table-cell>
          <table:table-cell table:style-name="ce44" table:formula="of:=[.$B9]-2*[.I9]" office:value-type="float" office:value="1.189">
            <text:p>1.189</text:p>
          </table:table-cell>
          <table:table-cell table:style-name="ce52" office:value-type="float" office:value="11.5">
            <text:p>11.5</text:p>
          </table:table-cell>
          <table:table-cell table:style-name="ce64" table:formula="of:=1/[.K9]" office:value-type="float" office:value="0.0869565217391304">
            <text:p>0.087</text:p>
          </table:table-cell>
          <table:table-cell table:style-name="ce70" office:value-type="float" office:value="1.214">
            <text:p>1.214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7" office:value-type="string">
            <text:p>1-1/4</text:p>
          </table:table-cell>
          <table:table-cell table:style-name="ce21" office:value-type="float" office:value="1.66">
            <text:p>1.660</text:p>
          </table:table-cell>
          <table:table-cell table:style-name="ce37" office:value-type="float" office:value="0.14">
            <text:p>0.140</text:p>
          </table:table-cell>
          <table:table-cell table:style-name="ce45" table:formula="of:=[.$B10]-2*[.C10]" office:value-type="float" office:value="1.38">
            <text:p>1.380</text:p>
          </table:table-cell>
          <table:table-cell table:style-name="ce37" office:value-type="float" office:value="0.14">
            <text:p>0.140</text:p>
          </table:table-cell>
          <table:table-cell table:style-name="ce45" table:formula="of:=[.$B10]-2*[.E10]" office:value-type="float" office:value="1.38">
            <text:p>1.380</text:p>
          </table:table-cell>
          <table:table-cell table:style-name="ce37" office:value-type="float" office:value="0.191">
            <text:p>0.191</text:p>
          </table:table-cell>
          <table:table-cell table:style-name="ce45" table:formula="of:=[.$B10]-2*[.G10]" office:value-type="float" office:value="1.278">
            <text:p>1.278</text:p>
          </table:table-cell>
          <table:table-cell table:style-name="ce37" office:value-type="float" office:value="0.079">
            <text:p>0.079</text:p>
          </table:table-cell>
          <table:table-cell table:style-name="ce45" table:formula="of:=[.$B10]-2*[.I10]" office:value-type="float" office:value="1.502">
            <text:p>1.502</text:p>
          </table:table-cell>
          <table:table-cell table:style-name="ce53" office:value-type="float" office:value="11.5">
            <text:p>11.5</text:p>
          </table:table-cell>
          <table:table-cell table:style-name="ce65" table:formula="of:=1/[.K10]" office:value-type="float" office:value="0.0869565217391304">
            <text:p>0.087</text:p>
          </table:table-cell>
          <table:table-cell table:style-name="ce71" office:value-type="float" office:value="1.557">
            <text:p>1.557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8" office:value-type="string">
            <text:p>1-1/2</text:p>
          </table:table-cell>
          <table:table-cell table:style-name="ce22" office:value-type="float" office:value="1.9">
            <text:p>1.900</text:p>
          </table:table-cell>
          <table:table-cell table:style-name="ce38" office:value-type="float" office:value="0.145">
            <text:p>0.145</text:p>
          </table:table-cell>
          <table:table-cell table:style-name="ce46" table:formula="of:=[.$B11]-2*[.C11]" office:value-type="float" office:value="1.61">
            <text:p>1.610</text:p>
          </table:table-cell>
          <table:table-cell table:style-name="ce38" office:value-type="float" office:value="0.145">
            <text:p>0.145</text:p>
          </table:table-cell>
          <table:table-cell table:style-name="ce46" table:formula="of:=[.$B11]-2*[.E11]" office:value-type="float" office:value="1.61">
            <text:p>1.610</text:p>
          </table:table-cell>
          <table:table-cell table:style-name="ce38" office:value-type="float" office:value="0.2">
            <text:p>0.200</text:p>
          </table:table-cell>
          <table:table-cell table:style-name="ce46" table:formula="of:=[.$B11]-2*[.G11]" office:value-type="float" office:value="1.5">
            <text:p>1.500</text:p>
          </table:table-cell>
          <table:table-cell table:style-name="ce38" office:value-type="float" office:value="0.09">
            <text:p>0.090</text:p>
          </table:table-cell>
          <table:table-cell table:style-name="ce46" table:formula="of:=[.$B11]-2*[.I11]" office:value-type="float" office:value="1.72">
            <text:p>1.720</text:p>
          </table:table-cell>
          <table:table-cell table:style-name="ce54" office:value-type="float" office:value="11.5">
            <text:p>11.5</text:p>
          </table:table-cell>
          <table:table-cell table:style-name="ce66" table:formula="of:=1/[.K11]" office:value-type="float" office:value="0.0869565217391304">
            <text:p>0.087</text:p>
          </table:table-cell>
          <table:table-cell table:style-name="ce72" office:value-type="float" office:value="1.796">
            <text:p>1.796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2</text:p>
          </table:table-cell>
          <table:table-cell table:style-name="ce17" office:value-type="float" office:value="2.375">
            <text:p>2.375</text:p>
          </table:table-cell>
          <table:table-cell table:style-name="ce33" office:value-type="float" office:value="0.154">
            <text:p>0.154</text:p>
          </table:table-cell>
          <table:table-cell table:style-name="ce41" table:formula="of:=[.$B12]-2*[.C12]" office:value-type="float" office:value="2.067">
            <text:p>2.067</text:p>
          </table:table-cell>
          <table:table-cell table:style-name="ce33" office:value-type="float" office:value="0.154">
            <text:p>0.154</text:p>
          </table:table-cell>
          <table:table-cell table:style-name="ce41" table:formula="of:=[.$B12]-2*[.E12]" office:value-type="float" office:value="2.067">
            <text:p>2.067</text:p>
          </table:table-cell>
          <table:table-cell table:style-name="ce33" office:value-type="float" office:value="0.218">
            <text:p>0.218</text:p>
          </table:table-cell>
          <table:table-cell table:style-name="ce41" table:formula="of:=[.$B12]-2*[.G12]" office:value-type="float" office:value="1.939">
            <text:p>1.939</text:p>
          </table:table-cell>
          <table:table-cell table:style-name="ce33" office:value-type="float" office:value="0.113">
            <text:p>0.113</text:p>
          </table:table-cell>
          <table:table-cell table:style-name="ce41" table:formula="of:=[.$B12]-2*[.I12]" office:value-type="float" office:value="2.149">
            <text:p>2.149</text:p>
          </table:table-cell>
          <table:table-cell table:style-name="ce55" office:value-type="float" office:value="11.5">
            <text:p>11.5</text:p>
          </table:table-cell>
          <table:table-cell table:style-name="Pitch_20_3" table:formula="of:=1/[.K12]" office:value-type="float" office:value="0.0869565217391304">
            <text:p>0.087</text:p>
          </table:table-cell>
          <table:table-cell table:style-name="PD" office:value-type="float" office:value="2.269">
            <text:p>2.269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2-1/2</text:p>
          </table:table-cell>
          <table:table-cell table:style-name="ce17" office:value-type="float" office:value="2.875">
            <text:p>2.875</text:p>
          </table:table-cell>
          <table:table-cell table:style-name="ce33" office:value-type="float" office:value="0.203">
            <text:p>0.203</text:p>
          </table:table-cell>
          <table:table-cell table:style-name="ce41" table:formula="of:=[.$B13]-2*[.C13]" office:value-type="float" office:value="2.469">
            <text:p>2.469</text:p>
          </table:table-cell>
          <table:table-cell table:style-name="ce33" office:value-type="float" office:value="0.203">
            <text:p>0.203</text:p>
          </table:table-cell>
          <table:table-cell table:style-name="ce41" table:formula="of:=[.$B13]-2*[.E13]" office:value-type="float" office:value="2.469">
            <text:p>2.469</text:p>
          </table:table-cell>
          <table:table-cell table:style-name="ce33" office:value-type="float" office:value="0.276">
            <text:p>0.276</text:p>
          </table:table-cell>
          <table:table-cell table:style-name="ce41" table:formula="of:=[.$B13]-2*[.G13]" office:value-type="float" office:value="2.323">
            <text:p>2.323</text:p>
          </table:table-cell>
          <table:table-cell table:style-name="ce33" office:value-type="float" office:value="0.137">
            <text:p>0.137</text:p>
          </table:table-cell>
          <table:table-cell table:style-name="ce41" table:formula="of:=[.$B13]-2*[.I13]" office:value-type="float" office:value="2.601">
            <text:p>2.601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3</text:p>
          </table:table-cell>
          <table:table-cell table:style-name="ce17" office:value-type="float" office:value="3.5">
            <text:p>3.500</text:p>
          </table:table-cell>
          <table:table-cell table:style-name="ce33" office:value-type="float" office:value="0.216">
            <text:p>0.216</text:p>
          </table:table-cell>
          <table:table-cell table:style-name="ce41" table:formula="of:=[.$B14]-2*[.C14]" office:value-type="float" office:value="3.068">
            <text:p>3.068</text:p>
          </table:table-cell>
          <table:table-cell table:style-name="ce33" office:value-type="float" office:value="0.216">
            <text:p>0.216</text:p>
          </table:table-cell>
          <table:table-cell table:style-name="ce41" table:formula="of:=[.$B14]-2*[.E14]" office:value-type="float" office:value="3.068">
            <text:p>3.068</text:p>
          </table:table-cell>
          <table:table-cell table:style-name="ce33" office:value-type="float" office:value="0.3">
            <text:p>0.300</text:p>
          </table:table-cell>
          <table:table-cell table:style-name="ce41" table:formula="of:=[.$B14]-2*[.G14]" office:value-type="float" office:value="2.9">
            <text:p>2.900</text:p>
          </table:table-cell>
          <table:table-cell table:style-name="ce33" office:value-type="float" office:value="0.167">
            <text:p>0.167</text:p>
          </table:table-cell>
          <table:table-cell table:style-name="ce41" table:formula="of:=[.$B14]-2*[.I14]" office:value-type="float" office:value="3.166">
            <text:p>3.166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3-1/2</text:p>
          </table:table-cell>
          <table:table-cell table:style-name="ce17" office:value-type="float" office:value="4">
            <text:p>4.000</text:p>
          </table:table-cell>
          <table:table-cell table:style-name="ce33" office:value-type="float" office:value="0.226">
            <text:p>0.226</text:p>
          </table:table-cell>
          <table:table-cell table:style-name="ce41" table:formula="of:=[.$B15]-2*[.C15]" office:value-type="float" office:value="3.548">
            <text:p>3.548</text:p>
          </table:table-cell>
          <table:table-cell table:style-name="ce33"/>
          <table:table-cell table:style-name="ce41"/>
          <table:table-cell table:style-name="ce33"/>
          <table:table-cell table:style-name="ce41"/>
          <table:table-cell table:style-name="ce33"/>
          <table:table-cell table:style-name="ce9" table:number-columns-repeated="4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4</text:p>
          </table:table-cell>
          <table:table-cell table:style-name="ce17" office:value-type="float" office:value="4.5">
            <text:p>4.500</text:p>
          </table:table-cell>
          <table:table-cell table:style-name="ce33" office:value-type="float" office:value="0.237">
            <text:p>0.237</text:p>
          </table:table-cell>
          <table:table-cell table:style-name="ce41" table:formula="of:=[.$B16]-2*[.C16]" office:value-type="float" office:value="4.026">
            <text:p>4.026</text:p>
          </table:table-cell>
          <table:table-cell table:style-name="ce33" office:value-type="float" office:value="0.237">
            <text:p>0.237</text:p>
          </table:table-cell>
          <table:table-cell table:style-name="ce41" table:formula="of:=[.$B16]-2*[.E16]" office:value-type="float" office:value="4.026">
            <text:p>4.026</text:p>
          </table:table-cell>
          <table:table-cell table:style-name="ce33" office:value-type="float" office:value="0.337">
            <text:p>0.337</text:p>
          </table:table-cell>
          <table:table-cell table:style-name="ce41" table:formula="of:=[.$B16]-2*[.G16]" office:value-type="float" office:value="3.826">
            <text:p>3.826</text:p>
          </table:table-cell>
          <table:table-cell table:style-name="ce33" office:value-type="float" office:value="0.214">
            <text:p>0.214</text:p>
          </table:table-cell>
          <table:table-cell table:style-name="ce41" table:formula="of:=[.$B16]-2*[.I16]" office:value-type="float" office:value="4.072">
            <text:p>4.072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5</text:p>
          </table:table-cell>
          <table:table-cell table:style-name="ce17" office:value-type="float" office:value="5.563">
            <text:p>5.563</text:p>
          </table:table-cell>
          <table:table-cell table:style-name="ce33" office:value-type="float" office:value="0.258">
            <text:p>0.258</text:p>
          </table:table-cell>
          <table:table-cell table:style-name="ce41" table:formula="of:=[.$B17]-2*[.C17]" office:value-type="float" office:value="5.047">
            <text:p>5.047</text:p>
          </table:table-cell>
          <table:table-cell table:style-name="ce33" office:value-type="float" office:value="0.258">
            <text:p>0.258</text:p>
          </table:table-cell>
          <table:table-cell table:style-name="ce41" table:formula="of:=[.$B17]-2*[.E17]" office:value-type="float" office:value="5.047">
            <text:p>5.047</text:p>
          </table:table-cell>
          <table:table-cell table:style-name="ce33" office:value-type="float" office:value="0.375">
            <text:p>0.375</text:p>
          </table:table-cell>
          <table:table-cell table:style-name="ce41" table:formula="of:=[.$B17]-2*[.G17]" office:value-type="float" office:value="4.813">
            <text:p>4.813</text:p>
          </table:table-cell>
          <table:table-cell table:style-name="ce9" table:number-columns-repeated="5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6</text:p>
          </table:table-cell>
          <table:table-cell table:style-name="ce17" office:value-type="float" office:value="6.625">
            <text:p>6.625</text:p>
          </table:table-cell>
          <table:table-cell table:style-name="ce33" office:value-type="float" office:value="0.28">
            <text:p>0.280</text:p>
          </table:table-cell>
          <table:table-cell table:style-name="ce41" table:formula="of:=[.$B18]-2*[.C18]" office:value-type="float" office:value="6.065">
            <text:p>6.065</text:p>
          </table:table-cell>
          <table:table-cell table:style-name="ce33" office:value-type="float" office:value="0.28">
            <text:p>0.280</text:p>
          </table:table-cell>
          <table:table-cell table:style-name="ce41" table:formula="of:=[.$B18]-2*[.E18]" office:value-type="float" office:value="6.065">
            <text:p>6.065</text:p>
          </table:table-cell>
          <table:table-cell table:style-name="ce33" office:value-type="float" office:value="0.432">
            <text:p>0.432</text:p>
          </table:table-cell>
          <table:table-cell table:style-name="ce41" table:formula="of:=[.$B18]-2*[.G18]" office:value-type="float" office:value="5.761">
            <text:p>5.761</text:p>
          </table:table-cell>
          <table:table-cell table:style-name="ce33" office:value-type="float" office:value="0.316">
            <text:p>0.316</text:p>
          </table:table-cell>
          <table:table-cell table:style-name="ce41" table:formula="of:=[.$B18]-2*[.I18]" office:value-type="float" office:value="5.993">
            <text:p>5.993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8</text:p>
          </table:table-cell>
          <table:table-cell table:style-name="ce17" office:value-type="float" office:value="8.625">
            <text:p>8.625</text:p>
          </table:table-cell>
          <table:table-cell table:style-name="ce33" office:value-type="float" office:value="0.322">
            <text:p>0.322</text:p>
          </table:table-cell>
          <table:table-cell table:style-name="ce41" table:formula="of:=[.$B19]-2*[.C19]" office:value-type="float" office:value="7.981">
            <text:p>7.981</text:p>
          </table:table-cell>
          <table:table-cell table:style-name="ce33" office:value-type="float" office:value="0.322">
            <text:p>0.322</text:p>
          </table:table-cell>
          <table:table-cell table:style-name="ce41" table:formula="of:=[.$B19]-2*[.E19]" office:value-type="float" office:value="7.981">
            <text:p>7.981</text:p>
          </table:table-cell>
          <table:table-cell table:style-name="ce33" office:value-type="float" office:value="0.5">
            <text:p>0.500</text:p>
          </table:table-cell>
          <table:table-cell table:style-name="ce41" table:formula="of:=[.$B19]-2*[.G19]" office:value-type="float" office:value="7.625">
            <text:p>7.625</text:p>
          </table:table-cell>
          <table:table-cell table:style-name="ce33" office:value-type="float" office:value="0.41">
            <text:p>0.410</text:p>
          </table:table-cell>
          <table:table-cell table:style-name="ce41" table:formula="of:=[.$B19]-2*[.I19]" office:value-type="float" office:value="7.805">
            <text:p>7.805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0</text:p>
          </table:table-cell>
          <table:table-cell table:style-name="ce23" office:value-type="float" office:value="10.75">
            <text:p>10.75</text:p>
          </table:table-cell>
          <table:table-cell table:style-name="ce33" office:value-type="float" office:value="0.365">
            <text:p>0.365</text:p>
          </table:table-cell>
          <table:table-cell table:style-name="ce47" table:formula="of:=[.$B20]-2*[.C20]" office:value-type="float" office:value="10.02">
            <text:p>10.02</text:p>
          </table:table-cell>
          <table:table-cell table:style-name="ce33" office:value-type="float" office:value="0.365">
            <text:p>0.365</text:p>
          </table:table-cell>
          <table:table-cell table:style-name="ce41" table:formula="of:=[.$B20]-2*[.E20]" office:value-type="float" office:value="10.02">
            <text:p>10.020</text:p>
          </table:table-cell>
          <table:table-cell table:style-name="ce33" office:value-type="float" office:value="0.593">
            <text:p>0.593</text:p>
          </table:table-cell>
          <table:table-cell table:style-name="ce41" table:formula="of:=[.$B20]-2*[.G20]" office:value-type="float" office:value="9.564">
            <text:p>9.564</text:p>
          </table:table-cell>
          <table:table-cell table:style-name="ce33" office:value-type="float" office:value="0.511">
            <text:p>0.511</text:p>
          </table:table-cell>
          <table:table-cell table:style-name="ce41" table:formula="of:=[.$B20]-2*[.I20]" office:value-type="float" office:value="9.728">
            <text:p>9.728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2</text:p>
          </table:table-cell>
          <table:table-cell table:style-name="ce23" office:value-type="float" office:value="12.75">
            <text:p>12.75</text:p>
          </table:table-cell>
          <table:table-cell table:style-name="ce33" office:value-type="float" office:value="0.406">
            <text:p>0.406</text:p>
          </table:table-cell>
          <table:table-cell table:style-name="ce47" table:formula="of:=[.$B21]-2*[.C21]" office:value-type="float" office:value="11.938">
            <text:p>11.94</text:p>
          </table:table-cell>
          <table:table-cell table:style-name="ce33" office:value-type="float" office:value="0.406">
            <text:p>0.406</text:p>
          </table:table-cell>
          <table:table-cell table:style-name="ce41" table:formula="of:=[.$B21]-2*[.E21]" office:value-type="float" office:value="11.938">
            <text:p>11.938</text:p>
          </table:table-cell>
          <table:table-cell table:style-name="ce33" office:value-type="float" office:value="0.687">
            <text:p>0.687</text:p>
          </table:table-cell>
          <table:table-cell table:style-name="ce41" table:formula="of:=[.$B21]-2*[.G21]" office:value-type="float" office:value="11.376">
            <text:p>11.376</text:p>
          </table:table-cell>
          <table:table-cell table:style-name="ce33" office:value-type="float" office:value="0.606">
            <text:p>0.606</text:p>
          </table:table-cell>
          <table:table-cell table:style-name="ce41" table:formula="of:=[.$B21]-2*[.I21]" office:value-type="float" office:value="11.538">
            <text:p>11.538</text:p>
          </table:table-cell>
          <table:table-cell table:style-name="ce9" table:number-columns-repeated="3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4</text:p>
          </table:table-cell>
          <table:table-cell table:style-name="ce23" office:value-type="float" office:value="14">
            <text:p>14.00</text:p>
          </table:table-cell>
          <table:table-cell table:style-name="ce33" office:value-type="float" office:value="0.438">
            <text:p>0.438</text:p>
          </table:table-cell>
          <table:table-cell table:style-name="ce47" table:formula="of:=[.$B22]-2*[.C22]" office:value-type="float" office:value="13.124">
            <text:p>13.12</text:p>
          </table:table-cell>
          <table:table-cell table:style-name="ce33" office:value-type="float" office:value="0.438">
            <text:p>0.438</text:p>
          </table:table-cell>
          <table:table-cell table:style-name="ce41" table:formula="of:=[.$B22]-2*[.E22]" office:value-type="float" office:value="13.124">
            <text:p>13.124</text:p>
          </table:table-cell>
          <table:table-cell table:style-name="ce33" office:value-type="float" office:value="0.75">
            <text:p>0.750</text:p>
          </table:table-cell>
          <table:table-cell table:style-name="ce41" table:formula="of:=[.$B22]-2*[.G22]" office:value-type="float" office:value="12.5">
            <text:p>12.500</text:p>
          </table:table-cell>
          <table:table-cell table:style-name="ce33"/>
          <table:table-cell table:style-name="ce9" table:number-columns-repeated="4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6</text:p>
          </table:table-cell>
          <table:table-cell table:style-name="ce23" office:value-type="float" office:value="16">
            <text:p>16.00</text:p>
          </table:table-cell>
          <table:table-cell table:style-name="ce33" office:value-type="float" office:value="0.5">
            <text:p>0.500</text:p>
          </table:table-cell>
          <table:table-cell table:style-name="ce47" table:formula="of:=[.$B23]-2*[.C23]" office:value-type="float" office:value="15">
            <text:p>15.00</text:p>
          </table:table-cell>
          <table:table-cell table:style-name="ce33" office:value-type="float" office:value="0.5">
            <text:p>0.500</text:p>
          </table:table-cell>
          <table:table-cell table:style-name="ce41" table:formula="of:=[.$B23]-2*[.E23]" office:value-type="float" office:value="15">
            <text:p>15.000</text:p>
          </table:table-cell>
          <table:table-cell table:style-name="ce33" office:value-type="float" office:value="0.843">
            <text:p>0.843</text:p>
          </table:table-cell>
          <table:table-cell table:style-name="ce41" table:formula="of:=[.$B23]-2*[.G23]" office:value-type="float" office:value="14.314">
            <text:p>14.314</text:p>
          </table:table-cell>
          <table:table-cell table:style-name="ce33"/>
          <table:table-cell table:style-name="ce9" table:number-columns-repeated="4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18</text:p>
          </table:table-cell>
          <table:table-cell table:style-name="ce23" office:value-type="float" office:value="18">
            <text:p>18.00</text:p>
          </table:table-cell>
          <table:table-cell table:style-name="ce33" office:value-type="float" office:value="0.56">
            <text:p>0.560</text:p>
          </table:table-cell>
          <table:table-cell table:style-name="ce47" table:formula="of:=[.$B24]-2*[.C24]" office:value-type="float" office:value="16.88">
            <text:p>16.88</text:p>
          </table:table-cell>
          <table:table-cell table:style-name="ce9" table:number-columns-repeated="9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20</text:p>
          </table:table-cell>
          <table:table-cell table:style-name="ce23" office:value-type="float" office:value="20">
            <text:p>20.00</text:p>
          </table:table-cell>
          <table:table-cell table:style-name="ce33" office:value-type="float" office:value="0.59">
            <text:p>0.590</text:p>
          </table:table-cell>
          <table:table-cell table:style-name="ce47" table:formula="of:=[.$B25]-2*[.C25]" office:value-type="float" office:value="18.82">
            <text:p>18.82</text:p>
          </table:table-cell>
          <table:table-cell table:style-name="ce9" table:number-columns-repeated="9"/>
          <table:table-cell table:style-name="ce15"/>
          <table:table-cell table:number-columns-repeated="1010"/>
        </table:table-row>
        <table:table-row table:style-name="ro3">
          <table:table-cell table:style-name="ce3" office:value-type="string">
            <text:p>24</text:p>
          </table:table-cell>
          <table:table-cell table:style-name="ce23" office:value-type="float" office:value="24">
            <text:p>24.00</text:p>
          </table:table-cell>
          <table:table-cell table:style-name="ce33" office:value-type="float" office:value="0.69">
            <text:p>0.690</text:p>
          </table:table-cell>
          <table:table-cell table:style-name="ce47" table:formula="of:=[.$B26]-2*[.C26]" office:value-type="float" office:value="22.62">
            <text:p>22.62</text:p>
          </table:table-cell>
          <table:table-cell table:style-name="ce9" table:number-columns-repeated="9"/>
          <table:table-cell table:style-name="ce15"/>
          <table:table-cell table:number-columns-repeated="101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Info" office:value-type="string">
            <text:p>For PVC pipes 4" OD and below, the working pressure is 200 psi or greater at room temperature</text:p>
          </table:table-cell>
          <table:table-cell table:number-columns-repeated="1023"/>
        </table:table-row>
        <table:table-row table:style-name="ro3">
          <table:table-cell table:style-name="Info" office:value-type="string">
            <text:p>PD = pitch diameter at beginning of external thread</text:p>
          </table:table-cell>
          <table:table-cell table:number-columns-repeated="1023"/>
        </table:table-row>
        <table:table-row table:style-name="ro3">
          <table:table-cell table:style-name="Info" office:value-type="string">
            <text:p>tpi = threads per inch</text:p>
          </table:table-cell>
          <table:table-cell table:number-columns-repeated="1023"/>
        </table:table-row>
        <table:table-row table:style-name="ro3">
          <table:table-cell table:style-name="Info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Title" office:value-type="string" table:number-columns-spanned="13" table:number-rows-spanned="1">
            <text:p>US pipe sizes in mm</text:p>
          </table:table-cell>
          <table:covered-table-cell table:style-name="ce16"/>
          <table:covered-table-cell table:style-name="ce32"/>
          <table:covered-table-cell table:style-name="ce40"/>
          <table:covered-table-cell table:style-name="ce48"/>
          <table:covered-table-cell table:style-name="ce48"/>
          <table:covered-table-cell table:style-name="Title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1"/>
        </table:table-row>
        <table:table-row table:style-name="ro4"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OD</text:p>
          </table:table-cell>
          <table:table-cell table:style-name="ce1" office:value-type="string" table:number-columns-spanned="2" table:number-rows-spanned="1">
            <text:p>Steel, sch. 40</text:p>
          </table:table-cell>
          <table:covered-table-cell table:style-name="ce1"/>
          <table:table-cell table:style-name="ce1" office:value-type="string" table:number-columns-spanned="2" table:number-rows-spanned="1">
            <text:p>PVC, sch. 40</text:p>
          </table:table-cell>
          <table:covered-table-cell table:style-name="ce1"/>
          <table:table-cell table:style-name="ce1" office:value-type="string" table:number-columns-spanned="2" table:number-rows-spanned="1">
            <text:p>PVC, sch. 80</text:p>
          </table:table-cell>
          <table:covered-table-cell table:style-name="ce1"/>
          <table:table-cell table:style-name="ce1" office:value-type="string" table:number-columns-spanned="2" table:number-rows-spanned="1">
            <text:p>PVC, class 200</text:p>
          </table:table-cell>
          <table:covered-table-cell table:style-name="ce1"/>
          <table:table-cell table:style-name="ce1" office:value-type="string" table:number-columns-spanned="3" table:number-rows-spanned="1">
            <text:p>Pipe threads, sch 40 steel</text:p>
          </table:table-cell>
          <table:covered-table-cell table:style-name="ce1"/>
          <table:covered-table-cell table:style-name="ce1"/>
          <table:table-cell table:number-columns-repeated="1011"/>
        </table:table-row>
        <table:table-row table:style-name="ro4">
          <table:covered-table-cell table:style-name="ce2"/>
          <table:covered-table-cell table:style-name="ce2"/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tpi</text:p>
          </table:table-cell>
          <table:table-cell table:style-name="ce2" office:value-type="string">
            <text:p>Pitch</text:p>
          </table:table-cell>
          <table:table-cell table:style-name="ce2" office:value-type="string">
            <text:p>PD</text:p>
          </table:table-cell>
          <table:table-cell table:number-columns-repeated="1011"/>
        </table:table-row>
        <table:table-row table:style-name="ro3">
          <table:table-cell table:style-name="ce9" table:formula="of:=[.A4]" office:value-type="string" office:string-value="1/8">
            <text:p>1/8</text:p>
          </table:table-cell>
          <table:table-cell table:style-name="ce24" table:formula="of:=[.B4]*25.4" office:value-type="float" office:value="10.287">
            <text:p>10.29</text:p>
          </table:table-cell>
          <table:table-cell table:style-name="ce24" table:formula="of:=[.C4]*25.4" office:value-type="float" office:value="1.7272">
            <text:p>1.73</text:p>
          </table:table-cell>
          <table:table-cell table:style-name="ce24" table:formula="of:=[.D4]*25.4" office:value-type="float" office:value="6.8326">
            <text:p>6.83</text:p>
          </table:table-cell>
          <table:table-cell table:style-name="ce24" table:number-columns-repeated="6"/>
          <table:table-cell table:style-name="ce56" table:formula="of:=[.K4]" office:value-type="float" office:value="27">
            <text:p>27</text:p>
          </table:table-cell>
          <table:table-cell table:style-name="ce67" table:formula="of:=[.L4]*25.4" office:value-type="float" office:value="0.940740740740741">
            <text:p>0.941</text:p>
          </table:table-cell>
          <table:table-cell table:style-name="ce24" table:formula="of:=[.M4]*25.4" office:value-type="float" office:value="9.2456">
            <text:p>9.25</text:p>
          </table:table-cell>
          <table:table-cell table:number-columns-repeated="1011"/>
        </table:table-row>
        <table:table-row table:style-name="ro3">
          <table:table-cell table:style-name="ce9" table:formula="of:=[.A5]" office:value-type="string" office:string-value="1/4">
            <text:p>1/4</text:p>
          </table:table-cell>
          <table:table-cell table:style-name="ce24" table:formula="of:=[.B5]*25.4" office:value-type="float" office:value="13.716">
            <text:p>13.72</text:p>
          </table:table-cell>
          <table:table-cell table:style-name="ce24" table:formula="of:=[.C5]*25.4" office:value-type="float" office:value="2.2352">
            <text:p>2.24</text:p>
          </table:table-cell>
          <table:table-cell table:style-name="ce24" table:formula="of:=[.D5]*25.4" office:value-type="float" office:value="9.2456">
            <text:p>9.25</text:p>
          </table:table-cell>
          <table:table-cell table:style-name="ce24" table:number-columns-repeated="6"/>
          <table:table-cell table:style-name="ce56" table:formula="of:=[.K5]" office:value-type="float" office:value="18">
            <text:p>18</text:p>
          </table:table-cell>
          <table:table-cell table:style-name="ce24" table:formula="of:=[.L5]*25.4" office:value-type="float" office:value="1.41111111111111">
            <text:p>1.41</text:p>
          </table:table-cell>
          <table:table-cell table:style-name="ce24" table:formula="of:=[.M5]*25.4" office:value-type="float" office:value="12.1158">
            <text:p>12.12</text:p>
          </table:table-cell>
          <table:table-cell table:number-columns-repeated="1011"/>
        </table:table-row>
        <table:table-row table:style-name="ro3">
          <table:table-cell table:style-name="ce9" table:formula="of:=[.A6]" office:value-type="string" office:string-value="3/8">
            <text:p>3/8</text:p>
          </table:table-cell>
          <table:table-cell table:style-name="ce24" table:formula="of:=[.B6]*25.4" office:value-type="float" office:value="17.145">
            <text:p>17.15</text:p>
          </table:table-cell>
          <table:table-cell table:style-name="ce24" table:formula="of:=[.C6]*25.4" office:value-type="float" office:value="2.3114">
            <text:p>2.31</text:p>
          </table:table-cell>
          <table:table-cell table:style-name="ce24" table:formula="of:=[.D6]*25.4" office:value-type="float" office:value="12.5222">
            <text:p>12.52</text:p>
          </table:table-cell>
          <table:table-cell table:style-name="ce24" table:number-columns-repeated="6"/>
          <table:table-cell table:style-name="ce56" table:formula="of:=[.K6]" office:value-type="float" office:value="18">
            <text:p>18</text:p>
          </table:table-cell>
          <table:table-cell table:style-name="ce24" table:formula="of:=[.L6]*25.4" office:value-type="float" office:value="1.41111111111111">
            <text:p>1.41</text:p>
          </table:table-cell>
          <table:table-cell table:style-name="ce24" table:formula="of:=[.M6]*25.4" office:value-type="float" office:value="15.5448">
            <text:p>15.54</text:p>
          </table:table-cell>
          <table:table-cell table:number-columns-repeated="1011"/>
        </table:table-row>
        <table:table-row table:style-name="ro3">
          <table:table-cell table:style-name="ce10" table:formula="of:=[.A7]" office:value-type="string" office:string-value="1/2">
            <text:p>1/2</text:p>
          </table:table-cell>
          <table:table-cell table:style-name="ce25" table:formula="of:=[.B7]*25.4" office:value-type="float" office:value="21.336">
            <text:p>21.34</text:p>
          </table:table-cell>
          <table:table-cell table:style-name="ce25" table:formula="of:=[.C7]*25.4" office:value-type="float" office:value="2.7686">
            <text:p>2.77</text:p>
          </table:table-cell>
          <table:table-cell table:style-name="ce25" table:formula="of:=[.D7]*25.4" office:value-type="float" office:value="15.7988">
            <text:p>15.80</text:p>
          </table:table-cell>
          <table:table-cell table:style-name="ce25" table:formula="of:=[.E7]*25.4" office:value-type="float" office:value="2.7686">
            <text:p>2.77</text:p>
          </table:table-cell>
          <table:table-cell table:style-name="ce25" table:formula="of:=[.F7]*25.4" office:value-type="float" office:value="15.7988">
            <text:p>15.80</text:p>
          </table:table-cell>
          <table:table-cell table:style-name="ce25" table:formula="of:=[.G7]*25.4" office:value-type="float" office:value="3.7338">
            <text:p>3.73</text:p>
          </table:table-cell>
          <table:table-cell table:style-name="ce25" table:formula="of:=[.H7]*25.4" office:value-type="float" office:value="13.8684">
            <text:p>13.87</text:p>
          </table:table-cell>
          <table:table-cell table:style-name="ce25" table:formula="of:=[.I7]*25.4" office:value-type="float" office:value="1.5748">
            <text:p>1.57</text:p>
          </table:table-cell>
          <table:table-cell table:style-name="ce25" table:formula="of:=[.J7]*25.4" office:value-type="float" office:value="18.1864">
            <text:p>18.19</text:p>
          </table:table-cell>
          <table:table-cell table:style-name="ce57" table:formula="of:=[.K7]" office:value-type="float" office:value="14">
            <text:p>14</text:p>
          </table:table-cell>
          <table:table-cell table:style-name="ce25" table:formula="of:=[.L7]*25.4" office:value-type="float" office:value="1.81428571428571">
            <text:p>1.81</text:p>
          </table:table-cell>
          <table:table-cell table:style-name="ce25" table:formula="of:=[.M7]*25.4" office:value-type="float" office:value="19.2532">
            <text:p>19.25</text:p>
          </table:table-cell>
          <table:table-cell table:number-columns-repeated="1011"/>
        </table:table-row>
        <table:table-row table:style-name="ro3">
          <table:table-cell table:style-name="ce11" table:formula="of:=[.A8]" office:value-type="string" office:string-value="3/4">
            <text:p>3/4</text:p>
          </table:table-cell>
          <table:table-cell table:style-name="ce26" table:formula="of:=[.B8]*25.4" office:value-type="float" office:value="26.67">
            <text:p>26.67</text:p>
          </table:table-cell>
          <table:table-cell table:style-name="ce26" table:formula="of:=[.C8]*25.4" office:value-type="float" office:value="2.8702">
            <text:p>2.87</text:p>
          </table:table-cell>
          <table:table-cell table:style-name="ce26" table:formula="of:=[.D8]*25.4" office:value-type="float" office:value="20.9296">
            <text:p>20.93</text:p>
          </table:table-cell>
          <table:table-cell table:style-name="ce26" table:formula="of:=[.E8]*25.4" office:value-type="float" office:value="2.8702">
            <text:p>2.87</text:p>
          </table:table-cell>
          <table:table-cell table:style-name="ce26" table:formula="of:=[.F8]*25.4" office:value-type="float" office:value="20.9296">
            <text:p>20.93</text:p>
          </table:table-cell>
          <table:table-cell table:style-name="ce26" table:formula="of:=[.G8]*25.4" office:value-type="float" office:value="3.9116">
            <text:p>3.91</text:p>
          </table:table-cell>
          <table:table-cell table:style-name="ce26" table:formula="of:=[.H8]*25.4" office:value-type="float" office:value="18.8468">
            <text:p>18.85</text:p>
          </table:table-cell>
          <table:table-cell table:style-name="ce26" table:formula="of:=[.I8]*25.4" office:value-type="float" office:value="1.524">
            <text:p>1.52</text:p>
          </table:table-cell>
          <table:table-cell table:style-name="ce26" table:formula="of:=[.J8]*25.4" office:value-type="float" office:value="23.622">
            <text:p>23.62</text:p>
          </table:table-cell>
          <table:table-cell table:style-name="ce58" table:formula="of:=[.K8]" office:value-type="float" office:value="14">
            <text:p>14</text:p>
          </table:table-cell>
          <table:table-cell table:style-name="ce26" table:formula="of:=[.L8]*25.4" office:value-type="float" office:value="1.81428571428571">
            <text:p>1.81</text:p>
          </table:table-cell>
          <table:table-cell table:style-name="ce26" table:formula="of:=[.M8]*25.4" office:value-type="float" office:value="24.5872">
            <text:p>24.59</text:p>
          </table:table-cell>
          <table:table-cell table:number-columns-repeated="1011"/>
        </table:table-row>
        <table:table-row table:style-name="ro3">
          <table:table-cell table:style-name="ce12" table:formula="of:=[.A9]" office:value-type="string" office:string-value="1">
            <text:p>1</text:p>
          </table:table-cell>
          <table:table-cell table:style-name="ce27" table:formula="of:=[.B9]*25.4" office:value-type="float" office:value="33.401">
            <text:p>33.40</text:p>
          </table:table-cell>
          <table:table-cell table:style-name="ce27" table:formula="of:=[.C9]*25.4" office:value-type="float" office:value="3.3782">
            <text:p>3.38</text:p>
          </table:table-cell>
          <table:table-cell table:style-name="ce27" table:formula="of:=[.D9]*25.4" office:value-type="float" office:value="26.6446">
            <text:p>26.64</text:p>
          </table:table-cell>
          <table:table-cell table:style-name="ce27" table:formula="of:=[.E9]*25.4" office:value-type="float" office:value="3.3782">
            <text:p>3.38</text:p>
          </table:table-cell>
          <table:table-cell table:style-name="ce27" table:formula="of:=[.F9]*25.4" office:value-type="float" office:value="26.6446">
            <text:p>26.64</text:p>
          </table:table-cell>
          <table:table-cell table:style-name="ce27" table:formula="of:=[.G9]*25.4" office:value-type="float" office:value="4.5466">
            <text:p>4.55</text:p>
          </table:table-cell>
          <table:table-cell table:style-name="ce27" table:formula="of:=[.H9]*25.4" office:value-type="float" office:value="24.3078">
            <text:p>24.31</text:p>
          </table:table-cell>
          <table:table-cell table:style-name="ce27" table:formula="of:=[.I9]*25.4" office:value-type="float" office:value="1.6002">
            <text:p>1.60</text:p>
          </table:table-cell>
          <table:table-cell table:style-name="ce27" table:formula="of:=[.J9]*25.4" office:value-type="float" office:value="30.2006">
            <text:p>30.20</text:p>
          </table:table-cell>
          <table:table-cell table:style-name="ce59" table:formula="of:=[.K9]" office:value-type="float" office:value="11.5">
            <text:p>11.5</text:p>
          </table:table-cell>
          <table:table-cell table:style-name="ce27" table:formula="of:=[.L9]*25.4" office:value-type="float" office:value="2.20869565217391">
            <text:p>2.21</text:p>
          </table:table-cell>
          <table:table-cell table:style-name="ce27" table:formula="of:=[.M9]*25.4" office:value-type="float" office:value="30.8356">
            <text:p>30.84</text:p>
          </table:table-cell>
          <table:table-cell table:number-columns-repeated="1011"/>
        </table:table-row>
        <table:table-row table:style-name="ro3">
          <table:table-cell table:style-name="ce13" table:formula="of:=[.A10]" office:value-type="string" office:string-value="1-1/4">
            <text:p>1-1/4</text:p>
          </table:table-cell>
          <table:table-cell table:style-name="ce28" table:formula="of:=[.B10]*25.4" office:value-type="float" office:value="42.164">
            <text:p>42.16</text:p>
          </table:table-cell>
          <table:table-cell table:style-name="ce28" table:formula="of:=[.C10]*25.4" office:value-type="float" office:value="3.556">
            <text:p>3.56</text:p>
          </table:table-cell>
          <table:table-cell table:style-name="ce28" table:formula="of:=[.D10]*25.4" office:value-type="float" office:value="35.052">
            <text:p>35.05</text:p>
          </table:table-cell>
          <table:table-cell table:style-name="ce28" table:formula="of:=[.E10]*25.4" office:value-type="float" office:value="3.556">
            <text:p>3.56</text:p>
          </table:table-cell>
          <table:table-cell table:style-name="ce28" table:formula="of:=[.F10]*25.4" office:value-type="float" office:value="35.052">
            <text:p>35.05</text:p>
          </table:table-cell>
          <table:table-cell table:style-name="ce28" table:formula="of:=[.G10]*25.4" office:value-type="float" office:value="4.8514">
            <text:p>4.85</text:p>
          </table:table-cell>
          <table:table-cell table:style-name="ce28" table:formula="of:=[.H10]*25.4" office:value-type="float" office:value="32.4612">
            <text:p>32.46</text:p>
          </table:table-cell>
          <table:table-cell table:style-name="ce28" table:formula="of:=[.I10]*25.4" office:value-type="float" office:value="2.0066">
            <text:p>2.01</text:p>
          </table:table-cell>
          <table:table-cell table:style-name="ce28" table:formula="of:=[.J10]*25.4" office:value-type="float" office:value="38.1508">
            <text:p>38.15</text:p>
          </table:table-cell>
          <table:table-cell table:style-name="ce60" table:formula="of:=[.K10]" office:value-type="float" office:value="11.5">
            <text:p>11.5</text:p>
          </table:table-cell>
          <table:table-cell table:style-name="ce28" table:formula="of:=[.L10]*25.4" office:value-type="float" office:value="2.20869565217391">
            <text:p>2.21</text:p>
          </table:table-cell>
          <table:table-cell table:style-name="ce28" table:formula="of:=[.M10]*25.4" office:value-type="float" office:value="39.5478">
            <text:p>39.55</text:p>
          </table:table-cell>
          <table:table-cell table:number-columns-repeated="1011"/>
        </table:table-row>
        <table:table-row table:style-name="ro3">
          <table:table-cell table:style-name="ce14" table:formula="of:=[.A11]" office:value-type="string" office:string-value="1-1/2">
            <text:p>1-1/2</text:p>
          </table:table-cell>
          <table:table-cell table:style-name="ce29" table:formula="of:=[.B11]*25.4" office:value-type="float" office:value="48.26">
            <text:p>48.26</text:p>
          </table:table-cell>
          <table:table-cell table:style-name="ce29" table:formula="of:=[.C11]*25.4" office:value-type="float" office:value="3.683">
            <text:p>3.68</text:p>
          </table:table-cell>
          <table:table-cell table:style-name="ce29" table:formula="of:=[.D11]*25.4" office:value-type="float" office:value="40.894">
            <text:p>40.89</text:p>
          </table:table-cell>
          <table:table-cell table:style-name="ce29" table:formula="of:=[.E11]*25.4" office:value-type="float" office:value="3.683">
            <text:p>3.68</text:p>
          </table:table-cell>
          <table:table-cell table:style-name="ce29" table:formula="of:=[.F11]*25.4" office:value-type="float" office:value="40.894">
            <text:p>40.89</text:p>
          </table:table-cell>
          <table:table-cell table:style-name="ce29" table:formula="of:=[.G11]*25.4" office:value-type="float" office:value="5.08">
            <text:p>5.08</text:p>
          </table:table-cell>
          <table:table-cell table:style-name="ce29" table:formula="of:=[.H11]*25.4" office:value-type="float" office:value="38.1">
            <text:p>38.10</text:p>
          </table:table-cell>
          <table:table-cell table:style-name="ce29" table:formula="of:=[.I11]*25.4" office:value-type="float" office:value="2.286">
            <text:p>2.29</text:p>
          </table:table-cell>
          <table:table-cell table:style-name="ce29" table:formula="of:=[.J11]*25.4" office:value-type="float" office:value="43.688">
            <text:p>43.69</text:p>
          </table:table-cell>
          <table:table-cell table:style-name="ce61" table:formula="of:=[.K11]" office:value-type="float" office:value="11.5">
            <text:p>11.5</text:p>
          </table:table-cell>
          <table:table-cell table:style-name="ce29" table:formula="of:=[.L11]*25.4" office:value-type="float" office:value="2.20869565217391">
            <text:p>2.21</text:p>
          </table:table-cell>
          <table:table-cell table:style-name="ce29" table:formula="of:=[.M11]*25.4" office:value-type="float" office:value="45.6184">
            <text:p>45.62</text:p>
          </table:table-cell>
          <table:table-cell table:number-columns-repeated="1011"/>
        </table:table-row>
        <table:table-row table:style-name="ro3">
          <table:table-cell table:style-name="ce9" table:formula="of:=[.A12]" office:value-type="string" office:string-value="2">
            <text:p>2</text:p>
          </table:table-cell>
          <table:table-cell table:style-name="ce24" table:formula="of:=[.B12]*25.4" office:value-type="float" office:value="60.325">
            <text:p>60.33</text:p>
          </table:table-cell>
          <table:table-cell table:style-name="ce24" table:formula="of:=[.C12]*25.4" office:value-type="float" office:value="3.9116">
            <text:p>3.91</text:p>
          </table:table-cell>
          <table:table-cell table:style-name="ce24" table:formula="of:=[.D12]*25.4" office:value-type="float" office:value="52.5018">
            <text:p>52.50</text:p>
          </table:table-cell>
          <table:table-cell table:style-name="ce24" table:formula="of:=[.E12]*25.4" office:value-type="float" office:value="3.9116">
            <text:p>3.91</text:p>
          </table:table-cell>
          <table:table-cell table:style-name="ce24" table:formula="of:=[.F12]*25.4" office:value-type="float" office:value="52.5018">
            <text:p>52.50</text:p>
          </table:table-cell>
          <table:table-cell table:style-name="ce24" table:formula="of:=[.G12]*25.4" office:value-type="float" office:value="5.5372">
            <text:p>5.54</text:p>
          </table:table-cell>
          <table:table-cell table:style-name="ce24" table:formula="of:=[.H12]*25.4" office:value-type="float" office:value="49.2506">
            <text:p>49.25</text:p>
          </table:table-cell>
          <table:table-cell table:style-name="ce24" table:formula="of:=[.I12]*25.4" office:value-type="float" office:value="2.8702">
            <text:p>2.87</text:p>
          </table:table-cell>
          <table:table-cell table:style-name="ce24" table:formula="of:=[.J12]*25.4" office:value-type="float" office:value="54.5846">
            <text:p>54.58</text:p>
          </table:table-cell>
          <table:table-cell table:style-name="ce30" table:formula="of:=[.K12]" office:value-type="float" office:value="11.5">
            <text:p>11.5</text:p>
          </table:table-cell>
          <table:table-cell table:style-name="ce24" table:formula="of:=[.L12]*25.4" office:value-type="float" office:value="2.20869565217391">
            <text:p>2.21</text:p>
          </table:table-cell>
          <table:table-cell table:style-name="ce24" table:formula="of:=[.M12]*25.4" office:value-type="float" office:value="57.6326">
            <text:p>57.63</text:p>
          </table:table-cell>
          <table:table-cell table:number-columns-repeated="1011"/>
        </table:table-row>
        <table:table-row table:style-name="ro3">
          <table:table-cell table:style-name="ce9" table:formula="of:=[.A13]" office:value-type="string" office:string-value="2-1/2">
            <text:p>2-1/2</text:p>
          </table:table-cell>
          <table:table-cell table:style-name="ce24" table:formula="of:=[.B13]*25.4" office:value-type="float" office:value="73.025">
            <text:p>73.03</text:p>
          </table:table-cell>
          <table:table-cell table:style-name="ce24" table:formula="of:=[.C13]*25.4" office:value-type="float" office:value="5.1562">
            <text:p>5.16</text:p>
          </table:table-cell>
          <table:table-cell table:style-name="ce24" table:formula="of:=[.D13]*25.4" office:value-type="float" office:value="62.7126">
            <text:p>62.71</text:p>
          </table:table-cell>
          <table:table-cell table:style-name="ce24" table:formula="of:=[.E13]*25.4" office:value-type="float" office:value="5.1562">
            <text:p>5.16</text:p>
          </table:table-cell>
          <table:table-cell table:style-name="ce24" table:formula="of:=[.F13]*25.4" office:value-type="float" office:value="62.7126">
            <text:p>62.71</text:p>
          </table:table-cell>
          <table:table-cell table:style-name="ce24" table:formula="of:=[.G13]*25.4" office:value-type="float" office:value="7.0104">
            <text:p>7.01</text:p>
          </table:table-cell>
          <table:table-cell table:style-name="ce24" table:formula="of:=[.H13]*25.4" office:value-type="float" office:value="59.0042">
            <text:p>59.00</text:p>
          </table:table-cell>
          <table:table-cell table:style-name="ce24" table:formula="of:=[.I13]*25.4" office:value-type="float" office:value="3.4798">
            <text:p>3.48</text:p>
          </table:table-cell>
          <table:table-cell table:style-name="ce24" table:formula="of:=[.J13]*25.4" office:value-type="float" office:value="66.0654">
            <text:p>66.07</text:p>
          </table:table-cell>
          <table:table-cell table:style-name="ce24" table:number-columns-repeated="3"/>
          <table:table-cell table:number-columns-repeated="1011"/>
        </table:table-row>
        <table:table-row table:style-name="ro3">
          <table:table-cell table:style-name="ce9" table:formula="of:=[.A14]" office:value-type="string" office:string-value="3">
            <text:p>3</text:p>
          </table:table-cell>
          <table:table-cell table:style-name="ce24" table:formula="of:=[.B14]*25.4" office:value-type="float" office:value="88.9">
            <text:p>88.90</text:p>
          </table:table-cell>
          <table:table-cell table:style-name="ce24" table:formula="of:=[.C14]*25.4" office:value-type="float" office:value="5.4864">
            <text:p>5.49</text:p>
          </table:table-cell>
          <table:table-cell table:style-name="ce24" table:formula="of:=[.D14]*25.4" office:value-type="float" office:value="77.9272">
            <text:p>77.93</text:p>
          </table:table-cell>
          <table:table-cell table:style-name="ce24" table:formula="of:=[.E14]*25.4" office:value-type="float" office:value="5.4864">
            <text:p>5.49</text:p>
          </table:table-cell>
          <table:table-cell table:style-name="ce24" table:formula="of:=[.F14]*25.4" office:value-type="float" office:value="77.9272">
            <text:p>77.93</text:p>
          </table:table-cell>
          <table:table-cell table:style-name="ce24" table:formula="of:=[.G14]*25.4" office:value-type="float" office:value="7.62">
            <text:p>7.62</text:p>
          </table:table-cell>
          <table:table-cell table:style-name="ce24" table:formula="of:=[.H14]*25.4" office:value-type="float" office:value="73.66">
            <text:p>73.66</text:p>
          </table:table-cell>
          <table:table-cell table:style-name="ce24" table:formula="of:=[.I14]*25.4" office:value-type="float" office:value="4.2418">
            <text:p>4.24</text:p>
          </table:table-cell>
          <table:table-cell table:style-name="ce24" table:formula="of:=[.J14]*25.4" office:value-type="float" office:value="80.4164">
            <text:p>80.42</text:p>
          </table:table-cell>
          <table:table-cell table:style-name="ce24" table:number-columns-repeated="3"/>
          <table:table-cell table:number-columns-repeated="1011"/>
        </table:table-row>
        <table:table-row table:style-name="ro3">
          <table:table-cell table:style-name="ce9" table:formula="of:=[.A15]" office:value-type="string" office:string-value="3-1/2">
            <text:p>3-1/2</text:p>
          </table:table-cell>
          <table:table-cell table:style-name="ce30" table:formula="of:=[.B15]*25.4" office:value-type="float" office:value="101.6">
            <text:p>101.6</text:p>
          </table:table-cell>
          <table:table-cell table:style-name="ce24" table:formula="of:=[.C15]*25.4" office:value-type="float" office:value="5.7404">
            <text:p>5.74</text:p>
          </table:table-cell>
          <table:table-cell table:style-name="ce24" table:formula="of:=[.D15]*25.4" office:value-type="float" office:value="90.1192">
            <text:p>90.12</text:p>
          </table:table-cell>
          <table:table-cell table:style-name="ce24" table:number-columns-repeated="6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16]" office:value-type="string" office:string-value="4">
            <text:p>4</text:p>
          </table:table-cell>
          <table:table-cell table:style-name="ce30" table:formula="of:=[.B16]*25.4" office:value-type="float" office:value="114.3">
            <text:p>114.3</text:p>
          </table:table-cell>
          <table:table-cell table:style-name="ce24" table:formula="of:=[.C16]*25.4" office:value-type="float" office:value="6.0198">
            <text:p>6.02</text:p>
          </table:table-cell>
          <table:table-cell table:style-name="ce30" table:formula="of:=[.D16]*25.4" office:value-type="float" office:value="102.2604">
            <text:p>102.3</text:p>
          </table:table-cell>
          <table:table-cell table:style-name="ce24" table:formula="of:=[.E16]*25.4" office:value-type="float" office:value="6.0198">
            <text:p>6.02</text:p>
          </table:table-cell>
          <table:table-cell table:style-name="ce30" table:formula="of:=[.F16]*25.4" office:value-type="float" office:value="102.2604">
            <text:p>102.3</text:p>
          </table:table-cell>
          <table:table-cell table:style-name="ce24" table:formula="of:=[.G16]*25.4" office:value-type="float" office:value="8.5598">
            <text:p>8.56</text:p>
          </table:table-cell>
          <table:table-cell table:style-name="ce24" table:formula="of:=[.H16]*25.4" office:value-type="float" office:value="97.1804">
            <text:p>97.18</text:p>
          </table:table-cell>
          <table:table-cell table:style-name="ce24" table:formula="of:=[.I16]*25.4" office:value-type="float" office:value="5.4356">
            <text:p>5.44</text:p>
          </table:table-cell>
          <table:table-cell table:style-name="ce30" table:formula="of:=[.J16]*25.4" office:value-type="float" office:value="103.4288">
            <text:p>103.4</text:p>
          </table:table-cell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17]" office:value-type="string" office:string-value="5">
            <text:p>5</text:p>
          </table:table-cell>
          <table:table-cell table:style-name="ce30" table:formula="of:=[.B17]*25.4" office:value-type="float" office:value="141.3002">
            <text:p>141.3</text:p>
          </table:table-cell>
          <table:table-cell table:style-name="ce24" table:formula="of:=[.C17]*25.4" office:value-type="float" office:value="6.5532">
            <text:p>6.55</text:p>
          </table:table-cell>
          <table:table-cell table:style-name="ce30" table:formula="of:=[.D17]*25.4" office:value-type="float" office:value="128.1938">
            <text:p>128.2</text:p>
          </table:table-cell>
          <table:table-cell table:style-name="ce24" table:formula="of:=[.E17]*25.4" office:value-type="float" office:value="6.5532">
            <text:p>6.55</text:p>
          </table:table-cell>
          <table:table-cell table:style-name="ce30" table:formula="of:=[.F17]*25.4" office:value-type="float" office:value="128.1938">
            <text:p>128.2</text:p>
          </table:table-cell>
          <table:table-cell table:style-name="ce24" table:formula="of:=[.G17]*25.4" office:value-type="float" office:value="9.525">
            <text:p>9.53</text:p>
          </table:table-cell>
          <table:table-cell table:style-name="ce30" table:formula="of:=[.H17]*25.4" office:value-type="float" office:value="122.2502">
            <text:p>122.3</text:p>
          </table:table-cell>
          <table:table-cell table:style-name="ce24" table:number-columns-repeated="2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18]" office:value-type="string" office:string-value="6">
            <text:p>6</text:p>
          </table:table-cell>
          <table:table-cell table:style-name="ce30" table:formula="of:=[.B18]*25.4" office:value-type="float" office:value="168.275">
            <text:p>168.3</text:p>
          </table:table-cell>
          <table:table-cell table:style-name="ce24" table:formula="of:=[.C18]*25.4" office:value-type="float" office:value="7.112">
            <text:p>7.11</text:p>
          </table:table-cell>
          <table:table-cell table:style-name="ce30" table:formula="of:=[.D18]*25.4" office:value-type="float" office:value="154.051">
            <text:p>154.1</text:p>
          </table:table-cell>
          <table:table-cell table:style-name="ce24" table:formula="of:=[.E18]*25.4" office:value-type="float" office:value="7.112">
            <text:p>7.11</text:p>
          </table:table-cell>
          <table:table-cell table:style-name="ce30" table:formula="of:=[.F18]*25.4" office:value-type="float" office:value="154.051">
            <text:p>154.1</text:p>
          </table:table-cell>
          <table:table-cell table:style-name="ce24" table:formula="of:=[.G18]*25.4" office:value-type="float" office:value="10.9728">
            <text:p>10.97</text:p>
          </table:table-cell>
          <table:table-cell table:style-name="ce30" table:formula="of:=[.H18]*25.4" office:value-type="float" office:value="146.3294">
            <text:p>146.3</text:p>
          </table:table-cell>
          <table:table-cell table:style-name="ce24" table:formula="of:=[.I18]*25.4" office:value-type="float" office:value="8.0264">
            <text:p>8.03</text:p>
          </table:table-cell>
          <table:table-cell table:style-name="ce30" table:formula="of:=[.J18]*25.4" office:value-type="float" office:value="152.2222">
            <text:p>152.2</text:p>
          </table:table-cell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19]" office:value-type="string" office:string-value="8">
            <text:p>8</text:p>
          </table:table-cell>
          <table:table-cell table:style-name="ce30" table:formula="of:=[.B19]*25.4" office:value-type="float" office:value="219.075">
            <text:p>219.1</text:p>
          </table:table-cell>
          <table:table-cell table:style-name="ce24" table:formula="of:=[.C19]*25.4" office:value-type="float" office:value="8.1788">
            <text:p>8.18</text:p>
          </table:table-cell>
          <table:table-cell table:style-name="ce30" table:formula="of:=[.D19]*25.4" office:value-type="float" office:value="202.7174">
            <text:p>202.7</text:p>
          </table:table-cell>
          <table:table-cell table:style-name="ce24" table:formula="of:=[.E19]*25.4" office:value-type="float" office:value="8.1788">
            <text:p>8.18</text:p>
          </table:table-cell>
          <table:table-cell table:style-name="ce30" table:formula="of:=[.F19]*25.4" office:value-type="float" office:value="202.7174">
            <text:p>202.7</text:p>
          </table:table-cell>
          <table:table-cell table:style-name="ce24" table:formula="of:=[.G19]*25.4" office:value-type="float" office:value="12.7">
            <text:p>12.70</text:p>
          </table:table-cell>
          <table:table-cell table:style-name="ce30" table:formula="of:=[.H19]*25.4" office:value-type="float" office:value="193.675">
            <text:p>193.7</text:p>
          </table:table-cell>
          <table:table-cell table:style-name="ce24" table:formula="of:=[.I19]*25.4" office:value-type="float" office:value="10.414">
            <text:p>10.41</text:p>
          </table:table-cell>
          <table:table-cell table:style-name="ce30" table:formula="of:=[.J19]*25.4" office:value-type="float" office:value="198.247">
            <text:p>198.2</text:p>
          </table:table-cell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0]" office:value-type="string" office:string-value="10">
            <text:p>10</text:p>
          </table:table-cell>
          <table:table-cell table:style-name="ce30" table:formula="of:=[.B20]*25.4" office:value-type="float" office:value="273.05">
            <text:p>273.1</text:p>
          </table:table-cell>
          <table:table-cell table:style-name="ce24" table:formula="of:=[.C20]*25.4" office:value-type="float" office:value="9.271">
            <text:p>9.27</text:p>
          </table:table-cell>
          <table:table-cell table:style-name="ce30" table:formula="of:=[.D20]*25.4" office:value-type="float" office:value="254.508">
            <text:p>254.5</text:p>
          </table:table-cell>
          <table:table-cell table:style-name="ce24" table:formula="of:=[.E20]*25.4" office:value-type="float" office:value="9.271">
            <text:p>9.27</text:p>
          </table:table-cell>
          <table:table-cell table:style-name="ce30" table:formula="of:=[.F20]*25.4" office:value-type="float" office:value="254.508">
            <text:p>254.5</text:p>
          </table:table-cell>
          <table:table-cell table:style-name="ce24" table:formula="of:=[.G20]*25.4" office:value-type="float" office:value="15.0622">
            <text:p>15.06</text:p>
          </table:table-cell>
          <table:table-cell table:style-name="ce30" table:formula="of:=[.H20]*25.4" office:value-type="float" office:value="242.9256">
            <text:p>242.9</text:p>
          </table:table-cell>
          <table:table-cell table:style-name="ce24" table:formula="of:=[.I20]*25.4" office:value-type="float" office:value="12.9794">
            <text:p>12.98</text:p>
          </table:table-cell>
          <table:table-cell table:style-name="ce30" table:formula="of:=[.J20]*25.4" office:value-type="float" office:value="247.0912">
            <text:p>247.1</text:p>
          </table:table-cell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1]" office:value-type="string" office:string-value="12">
            <text:p>12</text:p>
          </table:table-cell>
          <table:table-cell table:style-name="ce30" table:formula="of:=[.B21]*25.4" office:value-type="float" office:value="323.85">
            <text:p>323.9</text:p>
          </table:table-cell>
          <table:table-cell table:style-name="ce24" table:formula="of:=[.C21]*25.4" office:value-type="float" office:value="10.3124">
            <text:p>10.31</text:p>
          </table:table-cell>
          <table:table-cell table:style-name="ce30" table:formula="of:=[.D21]*25.4" office:value-type="float" office:value="303.2252">
            <text:p>303.2</text:p>
          </table:table-cell>
          <table:table-cell table:style-name="ce24" table:formula="of:=[.E21]*25.4" office:value-type="float" office:value="10.3124">
            <text:p>10.31</text:p>
          </table:table-cell>
          <table:table-cell table:style-name="ce30" table:formula="of:=[.F21]*25.4" office:value-type="float" office:value="303.2252">
            <text:p>303.2</text:p>
          </table:table-cell>
          <table:table-cell table:style-name="ce24" table:formula="of:=[.G21]*25.4" office:value-type="float" office:value="17.4498">
            <text:p>17.45</text:p>
          </table:table-cell>
          <table:table-cell table:style-name="ce30" table:formula="of:=[.H21]*25.4" office:value-type="float" office:value="288.9504">
            <text:p>289.0</text:p>
          </table:table-cell>
          <table:table-cell table:style-name="ce24" table:formula="of:=[.I21]*25.4" office:value-type="float" office:value="15.3924">
            <text:p>15.39</text:p>
          </table:table-cell>
          <table:table-cell table:style-name="ce30" table:formula="of:=[.J21]*25.4" office:value-type="float" office:value="293.0652">
            <text:p>293.1</text:p>
          </table:table-cell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2]" office:value-type="string" office:string-value="14">
            <text:p>14</text:p>
          </table:table-cell>
          <table:table-cell table:style-name="ce30" table:formula="of:=[.B22]*25.4" office:value-type="float" office:value="355.6">
            <text:p>355.6</text:p>
          </table:table-cell>
          <table:table-cell table:style-name="ce24" table:formula="of:=[.C22]*25.4" office:value-type="float" office:value="11.1252">
            <text:p>11.13</text:p>
          </table:table-cell>
          <table:table-cell table:style-name="ce30" table:formula="of:=[.D22]*25.4" office:value-type="float" office:value="333.3496">
            <text:p>333.3</text:p>
          </table:table-cell>
          <table:table-cell table:style-name="ce24" table:formula="of:=[.E22]*25.4" office:value-type="float" office:value="11.1252">
            <text:p>11.13</text:p>
          </table:table-cell>
          <table:table-cell table:style-name="ce30" table:formula="of:=[.F22]*25.4" office:value-type="float" office:value="333.3496">
            <text:p>333.3</text:p>
          </table:table-cell>
          <table:table-cell table:style-name="ce24" table:formula="of:=[.G22]*25.4" office:value-type="float" office:value="19.05">
            <text:p>19.05</text:p>
          </table:table-cell>
          <table:table-cell table:style-name="ce30" table:formula="of:=[.H22]*25.4" office:value-type="float" office:value="317.5">
            <text:p>317.5</text:p>
          </table:table-cell>
          <table:table-cell table:style-name="ce24" table:number-columns-repeated="2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3]" office:value-type="string" office:string-value="16">
            <text:p>16</text:p>
          </table:table-cell>
          <table:table-cell table:style-name="ce30" table:formula="of:=[.B23]*25.4" office:value-type="float" office:value="406.4">
            <text:p>406.4</text:p>
          </table:table-cell>
          <table:table-cell table:style-name="ce24" table:formula="of:=[.C23]*25.4" office:value-type="float" office:value="12.7">
            <text:p>12.70</text:p>
          </table:table-cell>
          <table:table-cell table:style-name="ce30" table:formula="of:=[.D23]*25.4" office:value-type="float" office:value="381">
            <text:p>381.0</text:p>
          </table:table-cell>
          <table:table-cell table:style-name="ce24" table:formula="of:=[.E23]*25.4" office:value-type="float" office:value="12.7">
            <text:p>12.70</text:p>
          </table:table-cell>
          <table:table-cell table:style-name="ce30" table:formula="of:=[.F23]*25.4" office:value-type="float" office:value="381">
            <text:p>381.0</text:p>
          </table:table-cell>
          <table:table-cell table:style-name="ce24" table:formula="of:=[.G23]*25.4" office:value-type="float" office:value="21.4122">
            <text:p>21.41</text:p>
          </table:table-cell>
          <table:table-cell table:style-name="ce30" table:formula="of:=[.H23]*25.4" office:value-type="float" office:value="363.5756">
            <text:p>363.6</text:p>
          </table:table-cell>
          <table:table-cell table:style-name="ce24" table:number-columns-repeated="2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4]" office:value-type="string" office:string-value="18">
            <text:p>18</text:p>
          </table:table-cell>
          <table:table-cell table:style-name="ce30" table:formula="of:=[.B24]*25.4" office:value-type="float" office:value="457.2">
            <text:p>457.2</text:p>
          </table:table-cell>
          <table:table-cell table:style-name="ce24" table:formula="of:=[.C24]*25.4" office:value-type="float" office:value="14.224">
            <text:p>14.22</text:p>
          </table:table-cell>
          <table:table-cell table:style-name="ce30" table:formula="of:=[.D24]*25.4" office:value-type="float" office:value="428.752">
            <text:p>428.8</text:p>
          </table:table-cell>
          <table:table-cell table:style-name="ce24" table:number-columns-repeated="6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5]" office:value-type="string" office:string-value="20">
            <text:p>20</text:p>
          </table:table-cell>
          <table:table-cell table:style-name="ce30" table:formula="of:=[.B25]*25.4" office:value-type="float" office:value="508">
            <text:p>508.0</text:p>
          </table:table-cell>
          <table:table-cell table:style-name="ce24" table:formula="of:=[.C25]*25.4" office:value-type="float" office:value="14.986">
            <text:p>14.99</text:p>
          </table:table-cell>
          <table:table-cell table:style-name="ce30" table:formula="of:=[.D25]*25.4" office:value-type="float" office:value="478.028">
            <text:p>478.0</text:p>
          </table:table-cell>
          <table:table-cell table:style-name="ce24" table:number-columns-repeated="6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9" table:formula="of:=[.A26]" office:value-type="string" office:string-value="24">
            <text:p>24</text:p>
          </table:table-cell>
          <table:table-cell table:style-name="ce30" table:formula="of:=[.B26]*25.4" office:value-type="float" office:value="609.6">
            <text:p>609.6</text:p>
          </table:table-cell>
          <table:table-cell table:style-name="ce24" table:formula="of:=[.C26]*25.4" office:value-type="float" office:value="17.526">
            <text:p>17.53</text:p>
          </table:table-cell>
          <table:table-cell table:style-name="ce30" table:formula="of:=[.D26]*25.4" office:value-type="float" office:value="574.548">
            <text:p>574.5</text:p>
          </table:table-cell>
          <table:table-cell table:style-name="ce24" table:number-columns-repeated="6"/>
          <table:table-cell table:style-name="ce30" table:number-columns-repeated="3"/>
          <table:table-cell table:number-columns-repeated="1011"/>
        </table:table-row>
        <table:table-row table:style-name="ro3">
          <table:table-cell table:style-name="ce15"/>
          <table:table-cell table:style-name="ce31"/>
          <table:table-cell table:style-name="ce39"/>
          <table:table-cell table:style-name="ce31"/>
          <table:table-cell table:style-name="ce39" table:number-columns-repeated="6"/>
          <table:table-cell table:style-name="ce31" table:number-columns-repeated="3"/>
          <table:table-cell table:number-columns-repeated="1011"/>
        </table:table-row>
        <table:table-row table:style-name="ro3">
          <table:table-cell table:style-name="Info" office:value-type="string">
            <text:p>For PVC pipes 4" OD and below, the working pressure is 1.4 MPa (13.6 atm) or greater at room temperature</text:p>
          </table:table-cell>
          <table:table-cell table:number-columns-repeated="1023"/>
        </table:table-row>
        <table:table-row table:style-name="ro3">
          <table:table-cell table:style-name="Info" table:formula="of:=[.A29]" office:value-type="string" office:string-value="PD = pitch diameter at beginning of external thread">
            <text:p>PD = pitch diameter at beginning of external thread</text:p>
          </table:table-cell>
          <table:table-cell table:number-columns-repeated="1023"/>
        </table:table-row>
        <table:table-row table:style-name="ro3">
          <table:table-cell table:style-name="Info" table:formula="of:=[.A30]" office:value-type="string" office:string-value="tpi = threads per inch">
            <text:p>tpi = threads per inch</text:p>
          </table:table-cell>
          <table:table-cell table:number-columns-repeated="1023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3" table:number-rows-repeated="65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 style:data-style-name="N2">
      <style:table-cell-properties style:text-align-source="fix" style:repeat-content="false" fo:padding-bottom="0.0138in" fo:padding-left="0.0138in" fo:padding-right="0.0138in" fo:padding-top="0.0346in"/>
      <style:paragraph-properties fo:text-align="center"/>
      <style:text-properties fo:font-size="11pt" fo:font-weight="bold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f5f5f5" style:text-align-source="fix" style:repeat-content="false" style:vertical-align="middle"/>
      <style:paragraph-properties fo:text-align="center"/>
      <style:text-properties fo:font-size="13pt" fo:font-style="normal" fo:font-weight="bold"/>
    </style:style>
    <style:style style:name="Heading1" style:family="table-cell" style:parent-style-name="Heading">
      <style:table-cell-properties fo:border-bottom="0.0008in solid #000000" fo:background-color="#f5f5f5" fo:border-left="none" fo:border-right="none" style:rotation-angle="0" fo:border-top="none"/>
    </style:style>
    <style:style style:name="Nominal_20_size" style:display-name="Nominal size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OD" style:family="table-cell" style:parent-style-name="Default" style:data-style-name="N117"/>
    <style:style style:name="Wall" style:family="table-cell" style:parent-style-name="Default" style:data-style-name="N117"/>
    <style:style style:name="ID" style:family="table-cell" style:parent-style-name="Default" style:data-style-name="N117"/>
    <style:style style:name="Title" style:family="table-cell" style:parent-style-name="Nominal_20_size">
      <style:table-cell-properties style:text-align-source="fix" style:repeat-content="false" style:vertical-align="top"/>
      <style:paragraph-properties fo:text-align="center" fo:margin-left="0in"/>
      <style:text-properties fo:font-size="18pt" fo:font-weight="bold"/>
    </style:style>
    <style:style style:name="PD" style:family="table-cell" style:parent-style-name="Wall">
      <style:table-cell-properties fo:border="0.0008in solid #000000"/>
    </style:style>
    <style:style style:name="Pitch_20_3" style:display-name="Pitch 3" style:family="table-cell" style:parent-style-name="Default" style:data-style-name="N117">
      <style:table-cell-properties fo:border="0.0008in solid #000000"/>
    </style:style>
    <style:style style:name="Pitch_20_4" style:display-name="Pitch 4" style:family="table-cell" style:parent-style-name="Default" style:data-style-name="N118">
      <style:table-cell-properties fo:border="0.0008in solid #000000"/>
    </style:style>
    <style:style style:name="Info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mm" style:family="table-cell" style:parent-style-name="OD" style:data-style-name="N2">
      <style:table-cell-properties fo:background-color="transparent"/>
    </style:style>
  </office:styles>
  <office:automatic-styles>
    <style:page-layout style:name="Mpm1">
      <style:page-layout-properties fo:page-width="11in" fo:page-height="8.5in" style:num-format="1" style:print-orientation="landscape" fo:margin-top="0.8598in" fo:margin-bottom="0.5in" fo:margin-left="0.7193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7/05/2013</text:date>, <text:time>12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p </meta:initial-creator>
    <meta:creation-date>2013-07-05T10:37:49.81</meta:creation-date>
    <dc:date>2013-07-05T12:09:24.70</dc:date>
    <dc:creator>dp </dc:creator>
    <meta:editing-duration>PT01H26M01S</meta:editing-duration>
    <meta:editing-cycles>12</meta:editing-cycles>
    <meta:generator>OpenOffice.org/3.2$Win32 OpenOffice.org_project/320m18$Build-9502</meta:generator>
    <meta:document-statistic meta:table-count="3" meta:cell-count="462" meta:object-count="0"/>
  </office:meta>
</office:document-meta>
</file>